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600000153DB73A26E17DBB76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02cm" fo:min-width="0.552cm" fo:padding-top="0.142cm" fo:padding-bottom="0.142cm" fo:padding-left="0.267cm" fo:padding-right="0.267cm" draw:shadow="visible" draw:shadow-offset-x="0cm" draw:shadow-offset-y="0.071cm" loext:shadow-blur="0.035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loext:shadow-blur="0.035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loext:shadow-blur="0.035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svg:stroke-opacity="100%" draw:fill-color="#b2b2b2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loext:shadow-blur="0.035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loext:shadow-blur="0.035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draw:shadow-opacity="100%" loext:shadow-blur="0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draw:shadow-opacity="100%" loext:shadow-blur="0cm"/>
    </style:style>
    <style:style style:name="gr8" style:family="graphic" style:parent-style-name="standard">
      <style:graphic-properties draw:stroke="none" svg:stroke-color="#000000" svg:stroke-opacity="100%" draw:fill="none" draw:fill-color="#ffffff" draw:textarea-horizontal-align="left" draw:auto-grow-height="true" draw:auto-grow-width="true" fo:min-height="0.712cm" fo:min-width="3.77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4cm" draw:shadow-opacity="100%" loext:shadow-blur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9cm"/>
      <style:paragraph-properties style:writing-mode="lr-tb"/>
    </style:style>
    <style:style style:name="gr1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loext:shadow-blur="0.035cm"/>
      <style:paragraph-properties style:writing-mode="lr-tb"/>
    </style:style>
    <style:style style:name="gr1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draw:shadow-opacity="100%" loext:shadow-blur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2cm"/>
      <style:paragraph-properties style:writing-mode="lr-tb"/>
    </style:style>
    <style:style style:name="gr17" style:family="graphic" style:parent-style-name="objectwithoutfill">
      <style:graphic-properties svg:stroke-color="#000000" draw:fill="none" draw:textarea-vertical-align="middle"/>
    </style:style>
    <style:style style:name="gr18" style:family="graphic" style:parent-style-name="standard">
      <style:graphic-properties draw:stroke="none" svg:stroke-color="#000000" svg:stroke-opacity="100%" draw:fill="none" draw:fill-color="#ffffff" draw:textarea-horizontal-align="left" draw:auto-grow-height="true" draw:auto-grow-width="true" fo:min-height="0.712cm" fo:min-width="3.198cm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svg:stroke-opacity="100%" draw:fill-color="#ffffff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loext:shadow-blur="0.035cm"/>
      <style:paragraph-properties style:writing-mode="lr-tb"/>
    </style:style>
    <style:style style:name="gr20" style:family="graphic" style:parent-style-name="objectwithoutfill">
      <style:graphic-properties svg:stroke-width="0.035cm" svg:stroke-color="#000000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color="#000000" svg:stroke-opacity="100%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62cm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loext:shadow-blur="0.035cm"/>
      <style:paragraph-properties style:writing-mode="lr-tb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loext:shadow-blur="0.035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solid" draw:fill-color="#ffffff" draw:opacity="100%" draw:textarea-horizontal-align="justify" draw:textarea-vertical-align="middle" draw:auto-grow-height="false" fo:min-height="0.768cm" fo:min-width="0.518cm" fo:padding-top="0.142cm" fo:padding-bottom="0.142cm" fo:padding-left="0.267cm" fo:padding-right="0.267cm" draw:shadow="visible" draw:shadow-offset-x="0cm" draw:shadow-offset-y="0.071cm" loext:shadow-blur="0.035cm"/>
    </style:style>
    <style:style style:name="gr27" style:family="graphic" style:parent-style-name="standard">
      <style:graphic-properties draw:stroke="none" svg:stroke-color="#000000" draw:fill="none" draw:fill-color="#dddddd" draw:opacity="100%" draw:textarea-horizontal-align="left" draw:auto-grow-height="true" draw:auto-grow-width="true" fo:min-height="0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dddddd" draw:opacity="100%" draw:textarea-horizontal-align="left" draw:auto-grow-height="true" draw:auto-grow-width="false" fo:min-height="0.712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dddddd" draw:opacity="100%" draw:textarea-horizontal-align="left" draw:auto-grow-height="true" draw:auto-grow-width="false" fo:min-height="0.712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false" fo:min-height="0.712cm" fo:min-width="0cm"/>
      <style:paragraph-properties style:writing-mode="lr-tb"/>
    </style:style>
    <style:style style:name="gr3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8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b2b2b2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dddddd" draw:opacity="100%"/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="solid" draw:fill-color="#dddddd" draw:opacity="100%"/>
      <style:paragraph-properties fo:text-align="center"/>
    </style:style>
    <style:style style:name="P12" style:family="paragraph">
      <loext:graphic-properties draw:fill="solid" draw:fill-color="#ffffff" draw:opacity="100%"/>
      <style:paragraph-properties fo:text-align="center"/>
    </style:style>
    <style:style style:name="P13" style:family="paragraph">
      <loext:graphic-properties draw:fill="none" draw:fill-color="#dddddd" draw:opacity="100%"/>
    </style:style>
    <style:style style:name="P14" style:family="paragraph">
      <loext:graphic-properties draw:fill="solid" draw:fill-color="#dddddd" draw:opacity="100%"/>
    </style:style>
    <style:style style:name="P15" style:family="paragraph">
      <style:text-properties fo:background-color="#ffffff"/>
    </style:style>
    <style:style style:name="P16" style:family="paragraph">
      <loext:graphic-properties draw:fill="none" draw:fill-color="#ffffff" draw:opacity="100%"/>
      <style:text-properties fo:background-color="#ffffff"/>
    </style:style>
    <style:style style:name="T1" style:family="text">
      <style:text-properties fo:font-size="18pt" style:font-size-asian="14pt" style:font-size-complex="1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1.488cm" svg:height="1.488cm" svg:x="21.32cm" svg:y="4.17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488cm" svg:height="1.488cm" svg:x="23.86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1.488cm" svg:height="1.488cm" svg:x="22.59cm" svg:y="1.635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488cm" svg:height="1.488cm" svg:x="3.137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488cm" svg:height="1.488cm" svg:x="9.255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1.488cm" svg:height="1.488cm" svg:x="10.525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" draw:id="id4" draw:layer="layout" svg:width="1.488cm" svg:height="1.488cm" svg:x="14.97cm" svg:y="4.17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3" draw:id="id3" draw:layer="layout" svg:width="1.488cm" svg:height="1.488cm" svg:x="16.24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4.278cm" svg:height="0.962cm" svg:x="2.07cm" svg:y="6.413cm">
          <draw:text-box>
            <text:p><text:span text:style-name="T1">a. Empty root</text:span></text:p>
          </draw:text-box>
        </draw:frame>
        <draw:frame draw:style-name="gr9" draw:text-style-name="P5" draw:layer="layout" svg:width="3.558cm" svg:height="0.962cm" svg:x="8.778cm" svg:y="6.413cm">
          <draw:text-box>
            <text:p><text:span text:style-name="T1">b. Read "("</text:span></text:p>
          </draw:text-box>
        </draw:frame>
        <draw:frame draw:style-name="gr10" draw:text-style-name="P5" draw:layer="layout" svg:width="3.664cm" svg:height="0.962cm" svg:x="15.014cm" svg:y="6.413cm">
          <draw:text-box>
            <text:p><text:span text:style-name="T1">c. Read "3"</text:span></text:p>
          </draw:text-box>
        </draw:frame>
        <draw:frame draw:style-name="gr11" draw:text-style-name="P5" draw:layer="layout" svg:width="3.719cm" svg:height="0.962cm" svg:x="21.784cm" svg:y="6.413cm">
          <draw:text-box>
            <text:p><text:span text:style-name="T1">d. Read "+"</text:span></text:p>
          </draw:text-box>
        </draw:frame>
        <draw:connector draw:style-name="gr12" draw:text-style-name="P6" draw:layer="layout" draw:type="line" svg:x1="11.269cm" svg:y1="3.123cm" svg:x2="10.525cm" svg:y2="4.393cm" draw:start-shape="id1" draw:start-glue-point="8" draw:end-shape="id2" draw:end-glue-point="11" svg:d="M11269 3123l-744 1270" svg:viewBox="0 0 745 1271">
          <text:p/>
        </draw:connector>
        <draw:frame draw:style-name="gr9" draw:text-style-name="P5" draw:layer="layout" svg:width="3.558cm" svg:height="0.962cm" svg:x="2.564cm" svg:y="15.693cm">
          <draw:text-box>
            <text:p><text:span text:style-name="T1">e. Read "("</text:span></text:p>
          </draw:text-box>
        </draw:frame>
        <draw:custom-shape draw:style-name="gr13" draw:text-style-name="P7" xml:id="id11" draw:id="id11" draw:layer="layout" svg:width="1.488cm" svg:height="1.488cm" svg:x="3.54cm" svg:y="13.7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6" draw:layer="layout" draw:type="line" svg:x1="16.984cm" svg:y1="3.123cm" svg:x2="16.24cm" svg:y2="4.393cm" draw:start-shape="id3" draw:start-glue-point="8" draw:end-shape="id4" draw:end-glue-point="11" svg:d="M16984 3123l-744 1270" svg:viewBox="0 0 745 1271">
          <text:p/>
        </draw:connector>
        <draw:connector draw:style-name="gr12" draw:text-style-name="P6" draw:layer="layout" draw:type="line" svg:x1="23.334cm" svg:y1="3.123cm" svg:x2="22.59cm" svg:y2="4.393cm" draw:start-shape="id5" draw:start-glue-point="8" draw:end-shape="id6" draw:end-glue-point="11" svg:d="M23334 3123l-744 1270" svg:viewBox="0 0 745 1271">
          <text:p/>
        </draw:connector>
        <draw:connector draw:style-name="gr12" draw:text-style-name="P6" draw:layer="layout" draw:type="line" svg:x1="23.334cm" svg:y1="3.123cm" svg:x2="24.078cm" svg:y2="4.393cm" draw:start-shape="id5" draw:start-glue-point="8" draw:end-shape="id7" draw:end-glue-point="5" svg:d="M23334 3123l744 1270" svg:viewBox="0 0 745 1271">
          <text:p/>
        </draw:connector>
        <draw:custom-shape draw:style-name="gr3" draw:text-style-name="P2" xml:id="id9" draw:id="id9" draw:layer="layout" svg:width="1.488cm" svg:height="1.488cm" svg:x="2.27cm" svg:y="11.16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0" draw:id="id10" draw:layer="layout" svg:width="1.488cm" svg:height="1.488cm" svg:x="4.81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1.488cm" svg:height="1.488cm" svg:x="3.54cm" svg:y="8.62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type="line" svg:x1="4.284cm" svg:y1="10.108cm" svg:x2="3.54cm" svg:y2="11.378cm" draw:start-shape="id8" draw:start-glue-point="8" draw:end-shape="id9" draw:end-glue-point="11" svg:d="M4284 10108l-744 1270" svg:viewBox="0 0 745 1271">
          <text:p/>
        </draw:connector>
        <draw:connector draw:style-name="gr12" draw:text-style-name="P6" draw:layer="layout" draw:type="line" svg:x1="4.284cm" svg:y1="10.108cm" svg:x2="5.028cm" svg:y2="11.378cm" draw:start-shape="id8" draw:start-glue-point="8" draw:end-shape="id10" draw:end-glue-point="5" svg:d="M4284 10108l744 1270" svg:viewBox="0 0 745 1271">
          <text:p/>
        </draw:connector>
        <draw:connector draw:style-name="gr12" draw:text-style-name="P6" draw:layer="layout" draw:type="line" svg:x1="5.554cm" svg:y1="12.648cm" svg:x2="4.81cm" svg:y2="13.918cm" draw:start-shape="id10" draw:start-glue-point="8" draw:end-shape="id11" draw:end-glue-point="11" svg:d="M5554 12648l-744 1270" svg:viewBox="0 0 745 1271">
          <text:p/>
        </draw:connector>
        <draw:frame draw:style-name="gr15" draw:text-style-name="P5" draw:layer="layout" svg:width="3.525cm" svg:height="0.962cm" svg:x="8.914cm" svg:y="15.693cm">
          <draw:text-box>
            <text:p><text:span text:style-name="T1">f. Read "4"</text:span></text:p>
          </draw:text-box>
        </draw:frame>
        <draw:custom-shape draw:style-name="gr3" draw:text-style-name="P2" xml:id="id15" draw:id="id15" draw:layer="layout" svg:width="1.488cm" svg:height="1.488cm" svg:x="9.89cm" svg:y="13.69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3" draw:id="id13" draw:layer="layout" svg:width="1.488cm" svg:height="1.488cm" svg:x="8.62cm" svg:y="11.15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xml:id="id14" draw:id="id14" draw:layer="layout" svg:width="1.488cm" svg:height="1.488cm" svg:x="11.16cm" svg:y="11.15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2" draw:id="id12" draw:layer="layout" svg:width="1.488cm" svg:height="1.488cm" svg:x="9.89cm" svg:y="8.612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type="line" svg:x1="10.634cm" svg:y1="10.1cm" svg:x2="9.89cm" svg:y2="11.37cm" draw:start-shape="id12" draw:start-glue-point="8" draw:end-shape="id13" draw:end-glue-point="11" svg:d="M10634 10100l-744 1270" svg:viewBox="0 0 745 1271">
          <text:p/>
        </draw:connector>
        <draw:connector draw:style-name="gr12" draw:text-style-name="P6" draw:layer="layout" draw:type="line" svg:x1="10.634cm" svg:y1="10.1cm" svg:x2="11.378cm" svg:y2="11.37cm" draw:start-shape="id12" draw:start-glue-point="8" draw:end-shape="id14" draw:end-glue-point="5" svg:d="M10634 10100l744 1270" svg:viewBox="0 0 745 1271">
          <text:p/>
        </draw:connector>
        <draw:connector draw:style-name="gr12" draw:text-style-name="P6" draw:layer="layout" draw:type="line" svg:x1="11.904cm" svg:y1="12.64cm" svg:x2="11.16cm" svg:y2="13.91cm" draw:start-shape="id14" draw:start-glue-point="8" draw:end-shape="id15" draw:end-glue-point="11" svg:d="M11904 12640l-744 1270" svg:viewBox="0 0 745 1271">
          <text:p/>
        </draw:connector>
        <draw:frame draw:style-name="gr16" draw:text-style-name="P5" draw:layer="layout" svg:width="3.592cm" svg:height="0.962cm" svg:x="15.264cm" svg:y="15.693cm">
          <draw:text-box>
            <text:p><text:span text:style-name="T1">g. Read "*"</text:span></text:p>
          </draw:text-box>
        </draw:frame>
        <draw:custom-shape draw:style-name="gr3" draw:text-style-name="P2" xml:id="id19" draw:id="id19" draw:layer="layout" svg:width="1.488cm" svg:height="1.488cm" svg:x="16.24cm" svg:y="13.69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7" draw:id="id17" draw:layer="layout" svg:width="1.488cm" svg:height="1.488cm" svg:x="14.97cm" svg:y="11.15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8" draw:id="id18" draw:layer="layout" svg:width="1.488cm" svg:height="1.488cm" svg:x="17.51cm" svg:y="11.152cm">
          <text:p text:style-name="P1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6" draw:id="id16" draw:layer="layout" svg:width="1.488cm" svg:height="1.488cm" svg:x="16.24cm" svg:y="8.612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type="line" svg:x1="16.984cm" svg:y1="10.1cm" svg:x2="16.24cm" svg:y2="11.37cm" draw:start-shape="id16" draw:start-glue-point="8" draw:end-shape="id17" draw:end-glue-point="11" svg:d="M16984 10100l-744 1270" svg:viewBox="0 0 745 1271">
          <text:p/>
        </draw:connector>
        <draw:connector draw:style-name="gr12" draw:text-style-name="P6" draw:layer="layout" draw:type="line" svg:x1="16.984cm" svg:y1="10.1cm" svg:x2="17.728cm" svg:y2="11.37cm" draw:start-shape="id16" draw:start-glue-point="8" draw:end-shape="id18" draw:end-glue-point="5" svg:d="M16984 10100l744 1270" svg:viewBox="0 0 745 1271">
          <text:p/>
        </draw:connector>
        <draw:connector draw:style-name="gr12" draw:text-style-name="P6" draw:layer="layout" draw:type="line" svg:x1="18.254cm" svg:y1="12.64cm" svg:x2="17.51cm" svg:y2="13.91cm" draw:start-shape="id18" draw:start-glue-point="8" draw:end-shape="id19" draw:end-glue-point="11" svg:d="M18254 12640l-744 1270" svg:viewBox="0 0 745 1271">
          <text:p/>
        </draw:connector>
        <draw:custom-shape draw:style-name="gr13" draw:text-style-name="P7" xml:id="id20" draw:id="id20" draw:layer="layout" svg:width="1.488cm" svg:height="1.488cm" svg:x="18.78cm" svg:y="13.7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6" draw:layer="layout" draw:type="line" svg:x1="18.254cm" svg:y1="12.64cm" svg:x2="18.998cm" svg:y2="13.918cm" draw:start-shape="id18" draw:start-glue-point="8" draw:end-shape="id20" draw:end-glue-point="5" svg:d="M18254 12640l744 1278" svg:viewBox="0 0 745 1279">
          <text:p/>
        </draw:connector>
        <draw:frame draw:style-name="gr18" draw:text-style-name="P5" draw:layer="layout" svg:width="3.698cm" svg:height="0.962cm" svg:x="21.614cm" svg:y="15.693cm">
          <draw:text-box>
            <text:p><text:span text:style-name="T1">h. Read "5"</text:span></text:p>
          </draw:text-box>
        </draw:frame>
        <draw:custom-shape draw:style-name="gr19" draw:text-style-name="P2" xml:id="id24" draw:id="id24" draw:layer="layout" svg:width="1.488cm" svg:height="1.488cm" svg:x="22.59cm" svg:y="13.68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22" draw:id="id22" draw:layer="layout" svg:width="1.488cm" svg:height="1.488cm" svg:x="21.32cm" svg:y="11.14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23" draw:id="id23" draw:layer="layout" svg:width="1.488cm" svg:height="1.488cm" svg:x="23.86cm" svg:y="11.144cm">
          <text:p text:style-name="P1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21" draw:id="id21" draw:layer="layout" svg:width="1.488cm" svg:height="1.488cm" svg:x="22.59cm" svg:y="8.60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6" draw:layer="layout" draw:type="line" svg:x1="23.334cm" svg:y1="10.092cm" svg:x2="22.59cm" svg:y2="11.362cm" draw:start-shape="id21" draw:start-glue-point="8" draw:end-shape="id22" draw:end-glue-point="11" svg:d="M23334 10092l-744 1270" svg:viewBox="0 0 745 1271">
          <text:p/>
        </draw:connector>
        <draw:connector draw:style-name="gr20" draw:text-style-name="P6" draw:layer="layout" draw:type="line" svg:x1="23.334cm" svg:y1="10.092cm" svg:x2="24.078cm" svg:y2="11.362cm" draw:start-shape="id21" draw:start-glue-point="8" draw:end-shape="id23" draw:end-glue-point="5" svg:d="M23334 10092l744 1270" svg:viewBox="0 0 745 1271">
          <text:p/>
        </draw:connector>
        <draw:connector draw:style-name="gr20" draw:text-style-name="P6" draw:layer="layout" draw:type="line" svg:x1="24.604cm" svg:y1="12.632cm" svg:x2="23.86cm" svg:y2="13.902cm" draw:start-shape="id23" draw:start-glue-point="8" draw:end-shape="id24" draw:end-glue-point="11" svg:d="M24604 12632l-744 1270" svg:viewBox="0 0 745 1271">
          <text:p/>
        </draw:connector>
        <draw:custom-shape draw:style-name="gr19" draw:text-style-name="P2" xml:id="id25" draw:id="id25" draw:layer="layout" svg:width="1.488cm" svg:height="1.488cm" svg:x="25.13cm" svg:y="13.692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6" draw:layer="layout" draw:type="line" svg:x1="24.604cm" svg:y1="12.632cm" svg:x2="25.348cm" svg:y2="13.91cm" draw:start-shape="id23" draw:start-glue-point="8" draw:end-shape="id25" draw:end-glue-point="5" svg:d="M24604 12632l744 1278" svg:viewBox="0 0 745 1279">
          <text:p/>
        </draw:connector>
        <draw:frame draw:style-name="gr22" draw:text-style-name="P8" draw:layer="layout" svg:width="4.862cm" svg:height="0.962cm" svg:x="10.997cm" svg:y="19.017cm">
          <draw:text-box>
            <text:p>buildExpAll.png</text:p>
          </draw:text-box>
        </draw:frame>
      </draw:page>
      <draw:page draw:name="page2" draw:style-name="dp1" draw:master-page-name="Default">
        <draw:frame draw:style-name="gr23" draw:text-style-name="P9" draw:layer="layout" svg:width="19.798cm" svg:height="9.043cm" svg:x="15.533cm" svg:y="3.334cm">
          <draw:image xlink:href="Pictures/10000000000002E600000153DB73A26E17DBB761.png" xlink:type="simple" xlink:show="embed" xlink:actuate="onLoad" draw:mime-type="image/png">
            <text:p/>
          </draw:image>
        </draw:frame>
        <draw:custom-shape draw:style-name="gr24" draw:text-style-name="P10" xml:id="id28" draw:id="id28" draw:layer="layout" svg:width="1.488cm" svg:height="1.488cm" svg:x="5.997cm" svg:y="1.854cm">
          <text:p text:style-name="P9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xml:id="id27" draw:id="id27" draw:layer="layout" svg:width="1.488cm" svg:height="1.488cm" svg:x="2.993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xml:id="id30" draw:id="id30" draw:layer="layout" svg:width="1.488cm" svg:height="1.488cm" svg:x="2.001cm" svg:y="6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xml:id="id31" draw:id="id31" draw:layer="layout" svg:width="1.488cm" svg:height="1.488cm" svg:x="4.841cm" svg:y="6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xml:id="id32" draw:id="id32" draw:layer="layout" svg:width="1.488cm" svg:height="1.488cm" svg:x="3.821cm" svg:y="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1" xml:id="id33" draw:id="id33" draw:layer="layout" svg:width="1.488cm" svg:height="1.488cm" svg:x="2.856cm" svg:y="11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draw:layer="layout" svg:width="1.488cm" svg:height="1.488cm" svg:x="6.22cm" svg:y="8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xml:id="id29" draw:id="id29" draw:layer="layout" svg:width="1.488cm" svg:height="1.488cm" svg:x="9.111cm" svg:y="4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1.488cm" svg:height="1.488cm" svg:x="8.094cm" svg:y="6.5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1" draw:layer="layout" svg:width="1.488cm" svg:height="1.488cm" svg:x="10.493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3" xml:id="id26" draw:id="id26" draw:layer="layout" svg:width="1.205cm" svg:height="0.962cm" svg:x="6.146cm" svg:y="2.176cm">
          <draw:text-box>
            <text:p>17</text:p>
          </draw:text-box>
        </draw:frame>
        <draw:frame draw:style-name="gr28" draw:text-style-name="P13" draw:layer="layout" svg:width="0.82cm" svg:height="0.962cm" svg:x="3.37cm" svg:y="4.519cm">
          <draw:text-box>
            <text:p>5</text:p>
          </draw:text-box>
        </draw:frame>
        <draw:frame draw:style-name="gr29" draw:text-style-name="P14" draw:layer="layout" svg:width="0.82cm" svg:height="0.962cm" svg:x="2.322cm" svg:y="6.937cm">
          <draw:text-box>
            <text:p>2</text:p>
          </draw:text-box>
        </draw:frame>
        <draw:frame draw:style-name="gr27" draw:text-style-name="P13" xml:id="id34" draw:id="id34" draw:layer="layout" svg:width="1.205cm" svg:height="0.962cm" svg:x="4.99cm" svg:y="6.964cm">
          <draw:text-box>
            <text:p>11</text:p>
          </draw:text-box>
        </draw:frame>
        <draw:frame draw:style-name="gr30" draw:text-style-name="P16" draw:layer="layout" svg:width="1.205cm" svg:height="0.962cm" svg:x="6.397cm" svg:y="9.307cm">
          <draw:text-box>
            <text:p text:style-name="P15">16</text:p>
          </draw:text-box>
        </draw:frame>
        <draw:frame draw:style-name="gr28" draw:text-style-name="P13" draw:layer="layout" svg:width="0.82cm" svg:height="0.962cm" svg:x="4.142cm" svg:y="9.235cm">
          <draw:text-box>
            <text:p>9</text:p>
          </draw:text-box>
        </draw:frame>
        <draw:frame draw:style-name="gr27" draw:text-style-name="P13" draw:layer="layout" svg:width="1.205cm" svg:height="0.962cm" svg:x="9.289cm" svg:y="4.436cm">
          <draw:text-box>
            <text:p>35</text:p>
          </draw:text-box>
        </draw:frame>
        <draw:frame draw:style-name="gr27" draw:text-style-name="P13" draw:layer="layout" svg:width="1.205cm" svg:height="0.962cm" svg:x="8.215cm" svg:y="6.91cm">
          <draw:text-box>
            <text:p>29</text:p>
          </draw:text-box>
        </draw:frame>
        <draw:frame draw:style-name="gr27" draw:text-style-name="P13" draw:layer="layout" svg:width="1.205cm" svg:height="0.962cm" svg:x="10.641cm" svg:y="6.882cm">
          <draw:text-box>
            <text:p>38</text:p>
          </draw:text-box>
        </draw:frame>
        <draw:connector draw:style-name="gr31" draw:text-style-name="P6" draw:layer="layout" draw:type="line" svg:x1="6.146cm" svg:y1="2.657cm" svg:x2="4.263cm" svg:y2="4.414cm" draw:start-shape="id26" draw:end-shape="id27" draw:end-glue-point="11" svg:d="M6146 2657l-1883 1757" svg:viewBox="0 0 1884 1758">
          <text:p/>
        </draw:connector>
        <draw:connector draw:style-name="gr31" draw:text-style-name="P6" draw:layer="layout" draw:type="line" svg:x1="7.485cm" svg:y1="2.598cm" svg:x2="9.329cm" svg:y2="4.331cm" draw:start-shape="id28" draw:start-glue-point="10" draw:end-shape="id29" draw:end-glue-point="5" svg:d="M7485 2598l1844 1733" svg:viewBox="0 0 1845 1734">
          <text:p/>
        </draw:connector>
        <draw:connector draw:style-name="gr31" draw:text-style-name="P6" draw:layer="layout" draw:type="line" svg:x1="3.211cm" svg:y1="5.466cm" svg:x2="2.745cm" svg:y2="6.586cm" draw:start-shape="id27" draw:start-glue-point="7" draw:end-shape="id30" draw:end-glue-point="4" svg:d="M3211 5466l-466 1120" svg:viewBox="0 0 467 1121">
          <text:p/>
        </draw:connector>
        <draw:connector draw:style-name="gr31" draw:text-style-name="P6" draw:layer="layout" draw:type="line" svg:x1="4.263cm" svg:y1="5.466cm" svg:x2="5.059cm" svg:y2="6.831cm" draw:start-shape="id27" draw:start-glue-point="9" draw:end-shape="id31" draw:end-glue-point="5" svg:d="M4263 5466l796 1365" svg:viewBox="0 0 797 1366">
          <text:p/>
        </draw:connector>
        <draw:connector draw:style-name="gr31" draw:text-style-name="P6" draw:layer="layout" draw:type="line" svg:x1="4.039cm" svg:y1="10.225cm" svg:x2="3.6cm" svg:y2="11.323cm" draw:start-shape="id32" draw:start-glue-point="7" draw:end-shape="id33" draw:end-glue-point="4" svg:d="M4039 10225l-439 1098" svg:viewBox="0 0 440 1099">
          <text:p/>
        </draw:connector>
        <draw:frame draw:style-name="gr28" draw:text-style-name="P13" draw:layer="layout" svg:width="0.82cm" svg:height="0.962cm" svg:x="3.142cm" svg:y="11.635cm">
          <draw:text-box>
            <text:p>8</text:p>
          </draw:text-box>
        </draw:frame>
        <draw:connector draw:style-name="gr31" draw:text-style-name="P6" draw:layer="layout" draw:type="line" svg:x1="4.99cm" svg:y1="7.445cm" svg:x2="4.565cm" svg:y2="8.955cm" draw:start-shape="id34" draw:end-shape="id32" draw:end-glue-point="4" svg:d="M4990 7445l-425 1510" svg:viewBox="0 0 426 151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5T18:54:36.602013290</meta:creation-date>
    <dc:date>2023-09-24T21:19:11.894351243</dc:date>
    <meta:editing-duration>PT2H23M27S</meta:editing-duration>
    <meta:editing-cycles>38</meta:editing-cycles>
    <meta:generator>LibreOffice/7.3.7.2$Linux_X86_64 LibreOffice_project/30$Build-2</meta:generator>
    <meta:document-statistic meta:object-count="80"/>
  </office:meta>
</office:document-meta>
</file>